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60d" officeooo:paragraph-rsid="000eb60d"/>
    </style:style>
    <style:style style:name="T1" style:family="text">
      <style:text-properties officeooo:rsid="000fba2e"/>
    </style:style>
    <style:style style:name="T2" style:family="text">
      <style:text-properties officeooo:rsid="00115e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es problèmes que nous avons rencontré lors de ce projet sont liés aux manifestations et le confinement.</text:p>
      <text:p text:style-name="P1"><text:tab/>En effet nous avions , tout d’abord, le soucis de matériel. Le travail à distance nous a obligé d’avoir de bons équipements, bonne connexion et l’installation des logiciels. Ajoutez à cela un environnement, parfois, peu apte pour être productif et la difficulté de communication entre binôme.</text:p>
      <text:p text:style-name="P1"><text:tab/>Malgré cela, nous pensons avoir fait le meilleur de ce que nous pouvions grâce aux aides mises en place ( Mattermost, correction de td, vidéo de cours ) et nous remercions pour votre présence.</text:p>
      <text:p text:style-name="P1"><text:tab/>Par ailleurs, nous n’avions pas énormément de soucis à mettre en place le côté serveur car Java et SQL étaient des sujets connus par nous deux. Cependant le côté client nous a posé plus de soucis que ce soit du H<text:span text:style-name="T1">TML</text:span> ou React. Des soucis oui mais des soucis qui nous ont rendu curieux et résolus grâce aux différentes aides mise en place citées précédemment et Google.</text:p>
      <text:p text:style-name="P1"/>
      <text:p text:style-name="P1"><text:tab/><text:span text:style-name="T1">En ce qui concerne la suite du projet, nous avons énormément à faire. Premièrement, revoir le côté serveur pour modifier les JSON pour recevoir exactement ce que nous avons besoin puis toujours côté serveur, ajouter/modifier les bases de données pour accueillir plus d’informations et permettre une meilleure gestion des servlets( date et heure,like ou type de message par exemple).</text:span></text:p>
      <text:p text:style-name="P1"><text:tab/><text:span text:style-name="T1">Le plus gros reste sur le côté client. Rendre le code plus claire, ajouter des commentaires, structurer les composants, ajouter la page profil niveau React mais aussi modifier le design du site avec HTML et CSS.</text:span></text:p>
      <text:p text:style-name="P1"><text:tab/><text:span text:style-name="T1">Enfin nous pouvons également ajouter de nouveaux services, comme le partage ou la possibilité de bloquer un utilisateur, ou encore de nouvelles pages pour le site web.</text:span></text:p>
      <text:p text:style-name="P1"/>
      <text:p text:style-name="P1"><text:tab/><text:span text:style-name="T2">Nous continuerons sûrement le projet afin d’aller jusqu’au bout et nous permettre d’avoir la possibilité de coder des site web dans l’aven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9:15:15.860478525</meta:creation-date>
    <dc:date>2020-05-31T19:48:10.258770805</dc:date>
    <meta:editing-duration>PT7M24S</meta:editing-duration>
    <meta:editing-cycles>1</meta:editing-cycles>
    <meta:document-statistic meta:table-count="0" meta:image-count="0" meta:object-count="0" meta:page-count="1" meta:paragraph-count="8" meta:word-count="308" meta:character-count="1864" meta:non-whitespace-character-count="1556"/>
    <meta:generator>LibreOffice/6.0.7.3$Linux_X86_64 LibreOffice_project/00m0$Build-3</meta:generator>
  </office:meta>
</office:document-meta>
</file>